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0.002cm solid #000000" fo:background-color="#e6e6e6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fo:background-color="#e6e6e6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6e6e6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ackground-color="#e6e6e6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/>
    </style:style>
    <style:style style:name="ce7" style:family="table-cell" style:parent-style-name="Default">
      <style:table-cell-properties fo:border-bottom="0.002cm solid #000000" fo:background-color="#999999" fo:border-left="none" fo:border-right="none" fo:border-top="0.002cm solid #000000"/>
      <style:text-properties style:use-window-font-color="true"/>
    </style:style>
    <style:style style:name="ce8" style:family="table-cell" style:parent-style-name="Default">
      <style:table-cell-properties fo:border-bottom="0.002cm solid #000000" fo:background-color="#999999" fo:border-left="none" fo:border-right="none" fo:border-top="0.002cm solid #000000"/>
      <style:text-properties fo:color="#008000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999999" fo:border-left="none" fo:border-right="none" fo:border-top="0.002cm solid #000000"/>
      <style:text-properties fo:color="#000000" style:font-name="Tahoma" fo:font-size="12pt" fo:language="en" fo:country="US" style:font-name-asian="Tahoma" style:font-size-asian="12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Default">
      <style:table-cell-properties fo:border-bottom="0.002cm solid #000000" fo:background-color="#999999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ackground-color="#999999" fo:border-left="none" fo:border-right="none" fo:border-top="none"/>
    </style:style>
    <style:style style:name="ce12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13" style:family="table-cell" style:parent-style-name="Default">
      <style:table-cell-properties fo:border-bottom="0.002cm solid #000000" fo:background-color="#e6e6e6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ackground-color="#e6e6e6" fo:border-left="none" fo:border-right="none" fo:border-top="0.002cm solid #000000"/>
      <style:text-properties fo:color="#008000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e6e6e6" fo:border-left="none" fo:border-right="0.002cm solid #000000" fo:border-top="0.002cm solid #000000"/>
      <style:text-properties fo:language="en" fo:country="US"/>
    </style:style>
    <style:style style:name="ce16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ce17" style:family="table-cell" style:parent-style-name="Default">
      <style:table-cell-properties fo:border-bottom="0.002cm solid #000000" fo:background-color="#e6e6e6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ackground-color="#999999" fo:border-left="none" fo:border-right="none" fo:border-top="0.002cm solid #000000"/>
      <style:text-properties fo:color="#ff0000"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ackground-color="#e6e6e6" fo:border-left="none" fo:border-right="none" fo:border-top="0.002cm solid #000000"/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e6e6e6" fo:border-left="none" fo:border-right="0.002cm solid #000000" fo:border-top="0.002cm solid #000000"/>
      <style:text-properties fo:font-weight="bold" style:font-weight-asian="bold" style:font-weight-complex="bold"/>
    </style:style>
    <style:style style:name="ce21" style:family="table-cell" style:parent-style-name="Default" style:data-style-name="N0"/>
    <style:style style:name="ce22" style:family="table-cell" style:parent-style-name="Default" style:data-style-name="N109"/>
    <style:style style:name="ce23" style:family="table-cell" style:parent-style-name="Default">
      <style:table-cell-properties fo:border-bottom="none" fo:background-color="#e6e6e6" fo:border-left="none" fo:border-right="0.002cm solid #000000" fo:border-top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UR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/>
          <table:table-cell table:style-name="ce1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"/>
          <table:table-cell table:number-columns-repeated="3"/>
        </table:table-row>
        <table:table-row table:style-name="ro2">
          <table:table-cell/>
          <table:table-cell table:style-name="ce2"/>
          <table:table-cell table:style-name="ce7" office:value-type="string">
            <text:p>Right Found</text:p>
          </table:table-cell>
          <table:table-cell table:style-name="ce13" office:value-type="string">
            <text:p>Right Not Found</text:p>
          </table:table-cell>
          <table:table-cell table:style-name="ce7" office:value-type="string">
            <text:p>Wrong Found</text:p>
          </table:table-cell>
          <table:table-cell table:style-name="ce13" office:value-type="string">
            <text:p>Wrong Not Found</text:p>
          </table:table-cell>
          <table:table-cell table:style-name="ce7" office:value-type="string">
            <text:p>False Found</text:p>
          </table:table-cell>
          <table:table-cell table:style-name="ce16" office:value-type="string">
            <text:p>Summe</text:p>
          </table:table-cell>
          <table:table-cell/>
          <table:table-cell office:value-type="string">
            <text:p>z</text:p>
          </table:table-cell>
          <table:table-cell office:value-type="string">
            <text:p>z²</text:p>
          </table:table-cell>
        </table:table-row>
        <table:table-row table:style-name="ro1">
          <table:table-cell/>
          <table:table-cell table:style-name="ce2"/>
          <table:table-cell table:style-name="ce7" office:value-type="string">
            <text:p>RG</text:p>
          </table:table-cell>
          <table:table-cell office:value-type="string">
            <text:p>NRV</text:p>
          </table:table-cell>
          <table:table-cell office:value-type="string">
            <text:p>FG</text:p>
          </table:table-cell>
          <table:table-cell office:value-type="string">
            <text:p>VF</text:p>
          </table:table-cell>
          <table:table-cell office:value-type="string">
            <text:p>NVF</text:p>
          </table:table-cell>
          <table:table-cell table:style-name="ce16"/>
          <table:table-cell/>
          <table:table-cell table:style-name="ce21" office:value-type="float" office:value="1.96">
            <text:p>1,96</text:p>
          </table:table-cell>
          <table:table-cell table:formula="of:=[.J3]*[.J3]" office:value-type="float" office:value="3.8416">
            <text:p>3,84</text:p>
          </table:table-cell>
        </table:table-row>
        <table:table-row table:style-name="ro2">
          <table:table-cell/>
          <table:table-cell table:style-name="ce2"/>
          <table:table-cell table:style-name="ce7" office:value-type="string">
            <text:p>Richtig Gefunden</text:p>
          </table:table-cell>
          <table:table-cell table:style-name="ce13" office:value-type="string">
            <text:p>Nicht Vorhande Richtig</text:p>
          </table:table-cell>
          <table:table-cell table:style-name="ce7" office:value-type="string">
            <text:p>Falsch Gefunden</text:p>
          </table:table-cell>
          <table:table-cell table:style-name="ce13" office:value-type="string">
            <text:p>Vorhanden Falsch</text:p>
          </table:table-cell>
          <table:table-cell table:style-name="ce7" office:value-type="string">
            <text:p>Nicht Vorhanden Falsch</text:p>
          </table:table-cell>
          <table:table-cell table:style-name="ce20"/>
          <table:table-cell/>
          <table:table-cell office:value-type="string">
            <text:p>CI</text:p>
          </table:table-cell>
          <table:table-cell office:value-type="string">
            <text:p>CI²</text:p>
          </table:table-cell>
        </table:table-row>
        <table:table-row table:style-name="ro2">
          <table:table-cell/>
          <table:table-cell table:style-name="ce3" office:value-type="string">
            <text:p>publish</text:p>
          </table:table-cell>
          <table:table-cell table:style-name="ce8" office:value-type="float" office:value="113">
            <text:p>113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7">
            <text:p>7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6" table:formula="of:=SUM([.C5:.G5])" office:value-type="float" office:value="120">
            <text:p>120</text:p>
          </table:table-cell>
          <table:table-cell/>
          <table:table-cell office:value-type="float" office:value="0.05">
            <text:p>0,05</text:p>
          </table:table-cell>
          <table:table-cell table:style-name="ce22" table:formula="of:=[.J5]*[.J5]" office:value-type="float" office:value="0.0025">
            <text:p>0,0025</text:p>
          </table:table-cell>
        </table:table-row>
        <table:table-row table:style-name="ro2">
          <table:table-cell/>
          <table:table-cell table:style-name="ce3" office:value-type="string">
            <text:p>modified</text:p>
          </table:table-cell>
          <table:table-cell table:style-name="ce8" office:value-type="float" office:value="70">
            <text:p>7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43">
            <text:p>43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6" table:formula="of:=SUM([.C6:.G6])" office:value-type="float" office:value="113">
            <text:p>11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3">
          <table:table-cell/>
          <table:table-cell table:style-name="ce4"/>
          <table:table-cell table:style-name="ce9" office:value-type="string">
            <text:p>Accuracy </text:p>
          </table:table-cell>
          <table:table-cell table:style-name="ce15" office:value-type="string">
            <text:p>Detection</text:p>
          </table:table-cell>
          <table:table-cell/>
          <table:table-cell office:value-type="string">
            <text:p>P (rg+nvr)/alle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publish</text:p>
          </table:table-cell>
          <table:table-cell table:style-name="ce10" table:formula="of:=([.C5]+[.D5])/[.H5]" office:value-type="float" office:value="0.941666666666667">
            <text:p>0,94</text:p>
          </table:table-cell>
          <table:table-cell table:style-name="ce16" table:formula="of:=IF(([.D5]+[.G5])=0;1;[.D5]/([.D5]+[.G5]))" office:value-type="float" office:value="1">
            <text:p>1</text:p>
          </table:table-cell>
          <table:table-cell/>
          <table:table-cell table:formula="of:=([.C5]+[.D5])/[.H5]" office:value-type="float" office:value="0.941666666666667">
            <text:p>0,94</text:p>
          </table:table-cell>
          <table:table-cell table:formula="of:=([.$K$3]*[.F10]*(1-[.F10])/[.$K$5])+1" office:value-type="float" office:value="85.4084888888889">
            <text:p>85,41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>
            <text:p>modified</text:p>
          </table:table-cell>
          <table:table-cell table:style-name="ce11" table:formula="of:=([.C6]+[.D6])/[.H6]" office:value-type="float" office:value="0.619469026548672">
            <text:p>0,62</text:p>
          </table:table-cell>
          <table:table-cell table:style-name="ce17" table:formula="of:=IF(([.D6]+[.G6])=0;1;[.D6]/([.D6]+[.G6]))" office:value-type="float" office:value="1">
            <text:p>1</text:p>
          </table:table-cell>
          <table:table-cell/>
          <table:table-cell table:formula="of:=([.C6]+[.D6])/[.H6]" office:value-type="float" office:value="0.619469026548672">
            <text:p>0,62</text:p>
          </table:table-cell>
          <table:table-cell table:formula="of:=([.$K$3]*[.F11]*(1-[.F11])/[.$K$5])+1" office:value-type="float" office:value="363.227770381392">
            <text:p>363,23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>
            <draw:frame table:end-cell-address="URL.J30" table:end-x="0.323cm" table:end-y="0.072cm" draw:z-index="1" draw:style-name="gr1" svg:width="8.969cm" svg:height="6.999cm" svg:x="1.356cm" svg:y="0.299cm">
              <draw:object draw:notify-on-update-of-ranges="URL.B10:URL.B11 URL.C9:URL.C9 URL.C10:URL.C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/>
          <table:table-cell>
            <draw:frame table:end-cell-address="URL.E30" table:end-x="1.606cm" table:end-y="0.207cm" draw:z-index="0" draw:style-name="gr1" svg:width="9.675cm" svg:height="6.959cm" svg:x="0.381cm" svg:y="0.022cm">
              <draw:object draw:notify-on-update-of-ranges="URL.B5:URL.B6 URL.C4:URL.C4 URL.C5:URL.C6 URL.E4:URL.E4 URL.E5:URL.E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</table:table>
      <table:table table:name="HTT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1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"/>
          <table:table-cell table:number-columns-repeated="3"/>
        </table:table-row>
        <table:table-row table:style-name="ro2">
          <table:table-cell/>
          <table:table-cell table:style-name="ce2"/>
          <table:table-cell table:style-name="ce7" office:value-type="string">
            <text:p>Right Found</text:p>
          </table:table-cell>
          <table:table-cell table:style-name="ce13" office:value-type="string">
            <text:p>Right Not Found</text:p>
          </table:table-cell>
          <table:table-cell table:style-name="ce7" office:value-type="string">
            <text:p>Wrong Found</text:p>
          </table:table-cell>
          <table:table-cell table:style-name="ce13" office:value-type="string">
            <text:p>Wrong Not Found</text:p>
          </table:table-cell>
          <table:table-cell table:style-name="ce7" office:value-type="string">
            <text:p>False Found</text:p>
          </table:table-cell>
          <table:table-cell table:style-name="ce16" office:value-type="string">
            <text:p>Summe</text:p>
          </table:table-cell>
          <table:table-cell/>
          <table:table-cell office:value-type="string">
            <text:p>z</text:p>
          </table:table-cell>
          <table:table-cell office:value-type="string">
            <text:p>z²</text:p>
          </table:table-cell>
        </table:table-row>
        <table:table-row table:style-name="ro1">
          <table:table-cell/>
          <table:table-cell table:style-name="ce2"/>
          <table:table-cell table:style-name="ce7" office:value-type="string">
            <text:p>RG</text:p>
          </table:table-cell>
          <table:table-cell office:value-type="string">
            <text:p>NRV</text:p>
          </table:table-cell>
          <table:table-cell office:value-type="string">
            <text:p>FG</text:p>
          </table:table-cell>
          <table:table-cell office:value-type="string">
            <text:p>VF</text:p>
          </table:table-cell>
          <table:table-cell office:value-type="string">
            <text:p>NVF</text:p>
          </table:table-cell>
          <table:table-cell table:style-name="ce16"/>
          <table:table-cell/>
          <table:table-cell table:style-name="ce21" office:value-type="float" office:value="1.96">
            <text:p>1,96</text:p>
          </table:table-cell>
          <table:table-cell table:formula="of:=[.J3]*[.J3]" office:value-type="float" office:value="3.8416">
            <text:p>3,84</text:p>
          </table:table-cell>
        </table:table-row>
        <table:table-row table:style-name="ro2">
          <table:table-cell/>
          <table:table-cell table:style-name="ce2"/>
          <table:table-cell table:style-name="ce7" office:value-type="string">
            <text:p>Richtig Gefunden</text:p>
          </table:table-cell>
          <table:table-cell table:style-name="ce13" office:value-type="string">
            <text:p>Nicht Vorhande Richtig</text:p>
          </table:table-cell>
          <table:table-cell table:style-name="ce7" office:value-type="string">
            <text:p>Falsch Gefunden</text:p>
          </table:table-cell>
          <table:table-cell table:style-name="ce13" office:value-type="string">
            <text:p>Vorhanden Falsch</text:p>
          </table:table-cell>
          <table:table-cell table:style-name="ce7" office:value-type="string">
            <text:p>Nicht Vorhanden Falsch</text:p>
          </table:table-cell>
          <table:table-cell table:style-name="ce20"/>
          <table:table-cell/>
          <table:table-cell office:value-type="string">
            <text:p>CI</text:p>
          </table:table-cell>
          <table:table-cell office:value-type="string">
            <text:p>CI²</text:p>
          </table:table-cell>
        </table:table-row>
        <table:table-row table:style-name="ro2">
          <table:table-cell/>
          <table:table-cell table:style-name="ce3" office:value-type="string">
            <text:p>publish</text:p>
          </table:table-cell>
          <table:table-cell table:style-name="ce8" office:value-type="float" office:value="11">
            <text:p>11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193">
            <text:p>193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22">
            <text:p>22</text:p>
          </table:table-cell>
          <table:table-cell table:style-name="ce16" table:formula="of:=SUM([.C5:.G5])" office:value-type="float" office:value="226">
            <text:p>226</text:p>
          </table:table-cell>
          <table:table-cell/>
          <table:table-cell office:value-type="float" office:value="0.05">
            <text:p>0,05</text:p>
          </table:table-cell>
          <table:table-cell table:style-name="ce22" table:formula="of:=[.J5]*[.J5]" office:value-type="float" office:value="0.0025">
            <text:p>0,0025</text:p>
          </table:table-cell>
        </table:table-row>
        <table:table-row table:style-name="ro2">
          <table:table-cell/>
          <table:table-cell table:style-name="ce3" office:value-type="string">
            <text:p>modified</text:p>
          </table:table-cell>
          <table:table-cell table:style-name="ce8" office:value-type="float" office:value="36">
            <text:p>36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184">
            <text:p>184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8">
            <text:p>8</text:p>
          </table:table-cell>
          <table:table-cell table:style-name="ce16" table:formula="of:=SUM([.C6:.G6])" office:value-type="float" office:value="228">
            <text:p>228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3">
          <table:table-cell/>
          <table:table-cell table:style-name="ce4"/>
          <table:table-cell table:style-name="ce9" office:value-type="string">
            <text:p>Accuracy </text:p>
          </table:table-cell>
          <table:table-cell table:style-name="ce15" office:value-type="string">
            <text:p>Detection</text:p>
          </table:table-cell>
          <table:table-cell/>
          <table:table-cell office:value-type="string">
            <text:p>P (rg+nvr)/alle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publish</text:p>
          </table:table-cell>
          <table:table-cell table:style-name="ce10" table:formula="of:=([.C5]+[.D5])/[.H5]" office:value-type="float" office:value="0.0486725663716814">
            <text:p>0,05</text:p>
          </table:table-cell>
          <table:table-cell table:style-name="ce16" table:formula="of:=IF(([.D5]+[.G5])=0;1;[.D5]/([.D5]+[.G5]))" office:value-type="float" office:value="0">
            <text:p>0</text:p>
          </table:table-cell>
          <table:table-cell/>
          <table:table-cell table:formula="of:=([.C5]+[.D5])/[.H5]" office:value-type="float" office:value="0.0486725663716814">
            <text:p>0,05</text:p>
          </table:table-cell>
          <table:table-cell table:formula="of:=([.$K$3]*[.F10]*(1-[.F10])/[.$K$5])+1" office:value-type="float" office:value="72.1518834677735">
            <text:p>72,15</text:p>
          </table:table-cell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5" office:value-type="string">
            <text:p>modified</text:p>
          </table:table-cell>
          <table:table-cell table:style-name="ce11" table:formula="of:=([.C6]+[.D6])/[.H6]" office:value-type="float" office:value="0.157894736842105">
            <text:p>0,16</text:p>
          </table:table-cell>
          <table:table-cell table:style-name="ce17" table:formula="of:=IF(([.D6]+[.G6])=0;1;[.D6]/([.D6]+[.G6]))" office:value-type="float" office:value="0">
            <text:p>0</text:p>
          </table:table-cell>
          <table:table-cell/>
          <table:table-cell table:formula="of:=([.C6]+[.D6])/[.H6]" office:value-type="float" office:value="0.157894736842105">
            <text:p>0,16</text:p>
          </table:table-cell>
          <table:table-cell table:formula="of:=([.$K$3]*[.F11]*(1-[.F11])/[.$K$5])+1" office:value-type="float" office:value="205.317783933518">
            <text:p>205,32</text:p>
          </table:table-cell>
          <table:table-cell table:number-columns-repeated="2"/>
          <table:table-cell office:value-type="float" office:value="16">
            <text:p>16</text:p>
          </table:table-cell>
          <table:table-cell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>
            <draw:frame table:end-cell-address="HTTP.E33" table:end-x="2.016cm" table:end-y="0.178cm" draw:z-index="0" draw:style-name="gr1" svg:width="9.679cm" svg:height="6.967cm" svg:x="0.787cm" svg:y="0.437cm">
              <draw:object draw:notify-on-update-of-ranges="HTTP.B5:HTTP.B6 HTTP.C4:HTTP.C4 HTTP.C5:HTTP.C6 HTTP.E4:HTTP.E4 HTTP.E5:HTTP.E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HTTP.J33" table:end-x="1.132cm" table:end-y="0.117cm" draw:z-index="1" draw:style-name="gr1" svg:width="8.969cm" svg:height="6.999cm" svg:x="2.165cm" svg:y="0.344cm">
              <draw:object draw:notify-on-update-of-ranges="HTTP.B10:HTTP.B11 HTTP.C9:HTTP.C9 HTTP.C10:HTTP.C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</table:table>
      <table:table table:name="Hea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1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"/>
          <table:table-cell table:number-columns-repeated="3"/>
        </table:table-row>
        <table:table-row table:style-name="ro2">
          <table:table-cell/>
          <table:table-cell table:style-name="ce2"/>
          <table:table-cell table:style-name="ce7" office:value-type="string">
            <text:p>Right Found</text:p>
          </table:table-cell>
          <table:table-cell table:style-name="ce13" office:value-type="string">
            <text:p>Right Not Found</text:p>
          </table:table-cell>
          <table:table-cell table:style-name="ce7" office:value-type="string">
            <text:p>Wrong Found</text:p>
          </table:table-cell>
          <table:table-cell table:style-name="ce13" office:value-type="string">
            <text:p>Wrong Not Found</text:p>
          </table:table-cell>
          <table:table-cell table:style-name="ce7" office:value-type="string">
            <text:p>False Found</text:p>
          </table:table-cell>
          <table:table-cell table:style-name="ce16" office:value-type="string">
            <text:p>Summe</text:p>
          </table:table-cell>
          <table:table-cell/>
          <table:table-cell office:value-type="string">
            <text:p>z</text:p>
          </table:table-cell>
          <table:table-cell office:value-type="string">
            <text:p>z²</text:p>
          </table:table-cell>
        </table:table-row>
        <table:table-row table:style-name="ro1">
          <table:table-cell/>
          <table:table-cell table:style-name="ce2"/>
          <table:table-cell table:style-name="ce7" office:value-type="string">
            <text:p>RG</text:p>
          </table:table-cell>
          <table:table-cell office:value-type="string">
            <text:p>NRV</text:p>
          </table:table-cell>
          <table:table-cell office:value-type="string">
            <text:p>FG</text:p>
          </table:table-cell>
          <table:table-cell office:value-type="string">
            <text:p>VF</text:p>
          </table:table-cell>
          <table:table-cell office:value-type="string">
            <text:p>NVF</text:p>
          </table:table-cell>
          <table:table-cell table:style-name="ce16"/>
          <table:table-cell/>
          <table:table-cell table:style-name="ce21" office:value-type="float" office:value="1.96">
            <text:p>1,96</text:p>
          </table:table-cell>
          <table:table-cell table:formula="of:=[.J3]*[.J3]" office:value-type="float" office:value="3.8416">
            <text:p>3,84</text:p>
          </table:table-cell>
        </table:table-row>
        <table:table-row table:style-name="ro2">
          <table:table-cell/>
          <table:table-cell table:style-name="ce2"/>
          <table:table-cell table:style-name="ce7" office:value-type="string">
            <text:p>Richtig Gefunden</text:p>
          </table:table-cell>
          <table:table-cell table:style-name="ce13" office:value-type="string">
            <text:p>Nicht Vorhande Richtig</text:p>
          </table:table-cell>
          <table:table-cell table:style-name="ce7" office:value-type="string">
            <text:p>Falsch Gefunden</text:p>
          </table:table-cell>
          <table:table-cell table:style-name="ce13" office:value-type="string">
            <text:p>Vorhanden Falsch</text:p>
          </table:table-cell>
          <table:table-cell table:style-name="ce7" office:value-type="string">
            <text:p>Nicht Vorhanden Falsch</text:p>
          </table:table-cell>
          <table:table-cell table:style-name="ce20"/>
          <table:table-cell/>
          <table:table-cell office:value-type="string">
            <text:p>CI</text:p>
          </table:table-cell>
          <table:table-cell office:value-type="string">
            <text:p>CI²</text:p>
          </table:table-cell>
        </table:table-row>
        <table:table-row table:style-name="ro2">
          <table:table-cell/>
          <table:table-cell table:style-name="ce3" office:value-type="string">
            <text:p>publish</text:p>
          </table:table-cell>
          <table:table-cell table:style-name="ce8" office:value-type="float" office:value="194">
            <text:p>194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59">
            <text:p>59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6" table:formula="of:=SUM([.C5:.G5])" office:value-type="float" office:value="253">
            <text:p>253</text:p>
          </table:table-cell>
          <table:table-cell/>
          <table:table-cell office:value-type="float" office:value="0.05">
            <text:p>0,05</text:p>
          </table:table-cell>
          <table:table-cell table:style-name="ce22" table:formula="of:=[.J5]*[.J5]" office:value-type="float" office:value="0.0025">
            <text:p>0,0025</text:p>
          </table:table-cell>
        </table:table-row>
        <table:table-row table:style-name="ro2">
          <table:table-cell/>
          <table:table-cell table:style-name="ce3" office:value-type="string">
            <text:p>modified</text:p>
          </table:table-cell>
          <table:table-cell table:style-name="ce8" office:value-type="float" office:value="166">
            <text:p>166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82">
            <text:p>82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6" table:formula="of:=SUM([.C6:.G6])" office:value-type="float" office:value="248">
            <text:p>248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3">
          <table:table-cell/>
          <table:table-cell table:style-name="ce4"/>
          <table:table-cell table:style-name="ce9" office:value-type="string">
            <text:p>Accuracy </text:p>
          </table:table-cell>
          <table:table-cell table:style-name="ce23" office:value-type="string">
            <text:p>Detection</text:p>
          </table:table-cell>
          <table:table-cell/>
          <table:table-cell office:value-type="string">
            <text:p>P (rg+nvr)/alle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publish</text:p>
          </table:table-cell>
          <table:table-cell table:style-name="ce10" table:formula="of:=([.C5]+[.D5])/[.H5]" office:value-type="float" office:value="0.766798418972332">
            <text:p>0,77</text:p>
          </table:table-cell>
          <table:table-cell table:style-name="ce16" table:formula="of:=IF(([.D5]+[.G5])=0;1;[.D5]/([.D5]+[.G5]))" office:value-type="float" office:value="1">
            <text:p>1</text:p>
          </table:table-cell>
          <table:table-cell/>
          <table:table-cell table:formula="of:=([.C5]+[.D5])/[.H5]" office:value-type="float" office:value="0.766798418972332">
            <text:p>0,77</text:p>
          </table:table-cell>
          <table:table-cell table:formula="of:=([.$K$3]*[.F10]*(1-[.F10])/[.$K$5])+1" office:value-type="float" office:value="275.779819087941">
            <text:p>275,78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>
            <text:p>modified</text:p>
          </table:table-cell>
          <table:table-cell table:style-name="ce11" table:formula="of:=([.C6]+[.D6])/[.H6]" office:value-type="float" office:value="0.669354838709677">
            <text:p>0,67</text:p>
          </table:table-cell>
          <table:table-cell table:style-name="ce17" table:formula="of:=IF(([.D6]+[.G6])=0;1;[.D6]/([.D6]+[.G6]))" office:value-type="float" office:value="1">
            <text:p>1</text:p>
          </table:table-cell>
          <table:table-cell/>
          <table:table-cell table:formula="of:=([.C6]+[.D6])/[.H6]" office:value-type="float" office:value="0.669354838709677">
            <text:p>0,67</text:p>
          </table:table-cell>
          <table:table-cell table:formula="of:=([.$K$3]*[.F11]*(1-[.F11])/[.$K$5])+1" office:value-type="float" office:value="341.087533818939">
            <text:p>341,09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>
            <draw:frame table:end-cell-address="Head.E29" table:end-x="1.467cm" table:end-y="0.366cm" draw:z-index="0" draw:style-name="gr1" svg:width="9.675cm" svg:height="6.959cm" svg:x="0.242cm" svg:y="0.181cm">
              <draw:object draw:notify-on-update-of-ranges="Head.B5:Head.B6 Head.C4:Head.C4 Head.C5:Head.C6 Head.E4:Head.E4 Head.E5:Head.E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5"/>
          <table:table-cell>
            <draw:frame table:end-cell-address="Head.J31" table:end-x="1.076cm" table:end-y="0.126cm" draw:z-index="1" draw:style-name="gr1" svg:width="8.969cm" svg:height="6.999cm" svg:x="2.109cm" svg:y="0.353cm">
              <draw:object draw:notify-on-update-of-ranges="Head.B10:Head.B11 Head.C9:Head.C9 Head.C10:Head.C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5"/>
        </table:table-row>
      </table:table>
      <table:table table:name="Structu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1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"/>
          <table:table-cell table:number-columns-repeated="3"/>
        </table:table-row>
        <table:table-row table:style-name="ro2">
          <table:table-cell/>
          <table:table-cell table:style-name="ce2"/>
          <table:table-cell table:style-name="ce7" office:value-type="string">
            <text:p>Right Found</text:p>
          </table:table-cell>
          <table:table-cell table:style-name="ce13" office:value-type="string">
            <text:p>Right Not Found</text:p>
          </table:table-cell>
          <table:table-cell table:style-name="ce7" office:value-type="string">
            <text:p>Wrong Found</text:p>
          </table:table-cell>
          <table:table-cell table:style-name="ce13" office:value-type="string">
            <text:p>Wrong Not Found</text:p>
          </table:table-cell>
          <table:table-cell table:style-name="ce7" office:value-type="string">
            <text:p>False Found</text:p>
          </table:table-cell>
          <table:table-cell table:style-name="ce16" office:value-type="string">
            <text:p>Summe</text:p>
          </table:table-cell>
          <table:table-cell/>
          <table:table-cell office:value-type="string">
            <text:p>z</text:p>
          </table:table-cell>
          <table:table-cell office:value-type="string">
            <text:p>z²</text:p>
          </table:table-cell>
        </table:table-row>
        <table:table-row table:style-name="ro1">
          <table:table-cell/>
          <table:table-cell table:style-name="ce2"/>
          <table:table-cell table:style-name="ce7" office:value-type="string">
            <text:p>RG</text:p>
          </table:table-cell>
          <table:table-cell office:value-type="string">
            <text:p>NRV</text:p>
          </table:table-cell>
          <table:table-cell office:value-type="string">
            <text:p>FG</text:p>
          </table:table-cell>
          <table:table-cell office:value-type="string">
            <text:p>VF</text:p>
          </table:table-cell>
          <table:table-cell office:value-type="string">
            <text:p>NVF</text:p>
          </table:table-cell>
          <table:table-cell table:style-name="ce16"/>
          <table:table-cell/>
          <table:table-cell table:style-name="ce21" office:value-type="float" office:value="1.96">
            <text:p>1,96</text:p>
          </table:table-cell>
          <table:table-cell table:formula="of:=[.J3]*[.J3]" office:value-type="float" office:value="3.8416">
            <text:p>3,84</text:p>
          </table:table-cell>
        </table:table-row>
        <table:table-row table:style-name="ro2">
          <table:table-cell/>
          <table:table-cell table:style-name="ce2"/>
          <table:table-cell table:style-name="ce7" office:value-type="string">
            <text:p>Richtig Gefunden</text:p>
          </table:table-cell>
          <table:table-cell table:style-name="ce13" office:value-type="string">
            <text:p>Nicht Vorhande Richtig</text:p>
          </table:table-cell>
          <table:table-cell table:style-name="ce7" office:value-type="string">
            <text:p>Falsch Gefunden</text:p>
          </table:table-cell>
          <table:table-cell table:style-name="ce13" office:value-type="string">
            <text:p>Vorhanden Falsch</text:p>
          </table:table-cell>
          <table:table-cell table:style-name="ce7" office:value-type="string">
            <text:p>Nicht Vorhanden Falsch</text:p>
          </table:table-cell>
          <table:table-cell table:style-name="ce20"/>
          <table:table-cell/>
          <table:table-cell office:value-type="string">
            <text:p>CI</text:p>
          </table:table-cell>
          <table:table-cell office:value-type="string">
            <text:p>CI²</text:p>
          </table:table-cell>
        </table:table-row>
        <table:table-row table:style-name="ro2">
          <table:table-cell/>
          <table:table-cell table:style-name="ce3" office:value-type="string">
            <text:p>publish</text:p>
          </table:table-cell>
          <table:table-cell table:style-name="ce8" office:value-type="float" office:value="25">
            <text:p>25</text:p>
          </table:table-cell>
          <table:table-cell table:style-name="ce14" office:value-type="float" office:value="178">
            <text:p>178</text:p>
          </table:table-cell>
          <table:table-cell table:style-name="ce18" office:value-type="float" office:value="33">
            <text:p>33</text:p>
          </table:table-cell>
          <table:table-cell table:style-name="ce19" office:value-type="float" office:value="269">
            <text:p>269</text:p>
          </table:table-cell>
          <table:table-cell table:style-name="ce18" office:value-type="float" office:value="19">
            <text:p>19</text:p>
          </table:table-cell>
          <table:table-cell table:style-name="ce16" table:formula="of:=SUM([.C5:.G5])" office:value-type="float" office:value="524">
            <text:p>524</text:p>
          </table:table-cell>
          <table:table-cell/>
          <table:table-cell office:value-type="float" office:value="0.05">
            <text:p>0,05</text:p>
          </table:table-cell>
          <table:table-cell table:style-name="ce22" table:formula="of:=[.J5]*[.J5]" office:value-type="float" office:value="0.0025">
            <text:p>0,0025</text:p>
          </table:table-cell>
        </table:table-row>
        <table:table-row table:style-name="ro1">
          <table:table-cell/>
          <table:table-cell table:style-name="ce3" office:value-type="string">
            <text:p>modified</text:p>
          </table:table-cell>
          <table:table-cell table:style-name="ce8" office:value-type="float" office:value="13">
            <text:p>13</text:p>
          </table:table-cell>
          <table:table-cell table:style-name="ce14" office:value-type="float" office:value="147">
            <text:p>147</text:p>
          </table:table-cell>
          <table:table-cell table:style-name="ce18" office:value-type="float" office:value="51">
            <text:p>51</text:p>
          </table:table-cell>
          <table:table-cell table:style-name="ce19" office:value-type="float" office:value="300">
            <text:p>300</text:p>
          </table:table-cell>
          <table:table-cell table:style-name="ce18" office:value-type="float" office:value="13">
            <text:p>13</text:p>
          </table:table-cell>
          <table:table-cell table:style-name="ce16" table:formula="of:=SUM([.C6:.G6])" office:value-type="float" office:value="524">
            <text:p>524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3">
          <table:table-cell/>
          <table:table-cell table:style-name="ce4"/>
          <table:table-cell table:style-name="ce9" office:value-type="string">
            <text:p>Accuracy </text:p>
          </table:table-cell>
          <table:table-cell table:style-name="ce23" office:value-type="string">
            <text:p>Detection</text:p>
          </table:table-cell>
          <table:table-cell/>
          <table:table-cell office:value-type="string">
            <text:p>P (rg+nvr)/alle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publish</text:p>
          </table:table-cell>
          <table:table-cell table:style-name="ce10" table:formula="of:=([.C5]+[.D5])/[.H5]" office:value-type="float" office:value="0.387404580152672">
            <text:p>0,39</text:p>
          </table:table-cell>
          <table:table-cell table:style-name="ce16" table:formula="of:=IF(([.D5]+[.G5])=0;1;[.D5]/([.D5]+[.G5]))" office:value-type="float" office:value="0.903553299492386">
            <text:p>0,9</text:p>
          </table:table-cell>
          <table:table-cell/>
          <table:table-cell table:formula="of:=([.C5]+[.D5])/[.H5]" office:value-type="float" office:value="0.387404580152672">
            <text:p>0,39</text:p>
          </table:table-cell>
          <table:table-cell table:formula="of:=([.$K$3]*[.F10]*(1-[.F10])/[.$K$5])+1" office:value-type="float" office:value="365.678895169279">
            <text:p>365,68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>
            <text:p>modified</text:p>
          </table:table-cell>
          <table:table-cell table:style-name="ce11" table:formula="of:=([.C6]+[.D6])/[.H6]" office:value-type="float" office:value="0.305343511450382">
            <text:p>0,31</text:p>
          </table:table-cell>
          <table:table-cell table:style-name="ce17" table:formula="of:=IF(([.D6]+[.G6])=0;1;[.D6]/([.D6]+[.G6]))" office:value-type="float" office:value="0.91875">
            <text:p>0,92</text:p>
          </table:table-cell>
          <table:table-cell/>
          <table:table-cell table:formula="of:=([.C6]+[.D6])/[.H6]" office:value-type="float" office:value="0.305343511450382">
            <text:p>0,31</text:p>
          </table:table-cell>
          <table:table-cell table:formula="of:=([.$K$3]*[.F11]*(1-[.F11])/[.$K$5])+1" office:value-type="float" office:value="326.934945515995">
            <text:p>326,93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>
            <draw:frame table:end-cell-address="Structur.F34" table:end-x="0.731cm" table:end-y="0.291cm" draw:z-index="0" draw:style-name="gr1" svg:width="12.05cm" svg:height="9.148cm" svg:x="0.228cm" svg:y="0.175cm">
              <draw:object draw:notify-on-update-of-ranges="Structur.B5:Structur.B6 Structur.C4:Structur.C4 Structur.C5:Structur.C6 Structur.D4:Structur.D4 Structur.D5:Structur.D6 Structur.E4:Structur.E4 Structur.E5:Structur.E6 Structur.F4:Structur.F4 Structur.F5:Structur.F6 Structur.G4:Structur.G4 Structur.G5:Structur.G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>
            <draw:frame table:end-cell-address="Structur.J34" table:end-x="0.378cm" table:end-y="0.17cm" draw:z-index="1" draw:style-name="gr1" svg:width="8.969cm" svg:height="6.999cm" svg:x="1.411cm" svg:y="0.397cm">
              <draw:object draw:notify-on-update-of-ranges="Structur.B10:Structur.B11 Structur.C9:Structur.C9 Structur.C10:Structur.C11 Structur.D9:Structur.D9 Structur.D10:Structur.D1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5"/>
        </table:table-row>
      </table:table>
      <table:table table:name="Conten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1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"/>
          <table:table-cell table:number-columns-repeated="3"/>
        </table:table-row>
        <table:table-row table:style-name="ro2">
          <table:table-cell/>
          <table:table-cell table:style-name="ce2"/>
          <table:table-cell table:style-name="ce7" office:value-type="string">
            <text:p>Right Found</text:p>
          </table:table-cell>
          <table:table-cell table:style-name="ce13" office:value-type="string">
            <text:p>Right Not Found</text:p>
          </table:table-cell>
          <table:table-cell table:style-name="ce7" office:value-type="string">
            <text:p>Wrong Found</text:p>
          </table:table-cell>
          <table:table-cell table:style-name="ce13" office:value-type="string">
            <text:p>Wrong Not Found</text:p>
          </table:table-cell>
          <table:table-cell table:style-name="ce7" office:value-type="string">
            <text:p>False Found</text:p>
          </table:table-cell>
          <table:table-cell table:style-name="ce16" office:value-type="string">
            <text:p>Summe</text:p>
          </table:table-cell>
          <table:table-cell/>
          <table:table-cell office:value-type="string">
            <text:p>z</text:p>
          </table:table-cell>
          <table:table-cell office:value-type="string">
            <text:p>z²</text:p>
          </table:table-cell>
        </table:table-row>
        <table:table-row table:style-name="ro1">
          <table:table-cell/>
          <table:table-cell table:style-name="ce2"/>
          <table:table-cell table:style-name="ce7" office:value-type="string">
            <text:p>RG</text:p>
          </table:table-cell>
          <table:table-cell office:value-type="string">
            <text:p>NRV</text:p>
          </table:table-cell>
          <table:table-cell office:value-type="string">
            <text:p>FG</text:p>
          </table:table-cell>
          <table:table-cell office:value-type="string">
            <text:p>VF</text:p>
          </table:table-cell>
          <table:table-cell office:value-type="string">
            <text:p>NVF</text:p>
          </table:table-cell>
          <table:table-cell table:style-name="ce16"/>
          <table:table-cell/>
          <table:table-cell table:style-name="ce21" office:value-type="float" office:value="1.96">
            <text:p>1,96</text:p>
          </table:table-cell>
          <table:table-cell table:formula="of:=[.J3]*[.J3]" office:value-type="float" office:value="3.8416">
            <text:p>3,84</text:p>
          </table:table-cell>
        </table:table-row>
        <table:table-row table:style-name="ro2">
          <table:table-cell/>
          <table:table-cell table:style-name="ce2"/>
          <table:table-cell table:style-name="ce7" office:value-type="string">
            <text:p>Richtig Gefunden</text:p>
          </table:table-cell>
          <table:table-cell table:style-name="ce13" office:value-type="string">
            <text:p>Nicht Vorhande Richtig</text:p>
          </table:table-cell>
          <table:table-cell table:style-name="ce7" office:value-type="string">
            <text:p>Falsch Gefunden</text:p>
          </table:table-cell>
          <table:table-cell table:style-name="ce13" office:value-type="string">
            <text:p>Vorhanden Falsch</text:p>
          </table:table-cell>
          <table:table-cell table:style-name="ce7" office:value-type="string">
            <text:p>Nicht Vorhanden Falsch</text:p>
          </table:table-cell>
          <table:table-cell table:style-name="ce20"/>
          <table:table-cell/>
          <table:table-cell office:value-type="string">
            <text:p>CI</text:p>
          </table:table-cell>
          <table:table-cell office:value-type="string">
            <text:p>CI²</text:p>
          </table:table-cell>
        </table:table-row>
        <table:table-row table:style-name="ro2">
          <table:table-cell/>
          <table:table-cell table:style-name="ce3" office:value-type="string">
            <text:p>publish</text:p>
          </table:table-cell>
          <table:table-cell table:style-name="ce8" office:value-type="float" office:value="165">
            <text:p>165</text:p>
          </table:table-cell>
          <table:table-cell table:style-name="ce14" office:value-type="float" office:value="122">
            <text:p>122</text:p>
          </table:table-cell>
          <table:table-cell table:style-name="ce18" office:value-type="float" office:value="125">
            <text:p>125</text:p>
          </table:table-cell>
          <table:table-cell table:style-name="ce19" office:value-type="float" office:value="37">
            <text:p>37</text:p>
          </table:table-cell>
          <table:table-cell table:style-name="ce18" office:value-type="float" office:value="75">
            <text:p>75</text:p>
          </table:table-cell>
          <table:table-cell table:style-name="ce16" table:formula="of:=SUM([.C5:.G5])" office:value-type="float" office:value="524">
            <text:p>524</text:p>
          </table:table-cell>
          <table:table-cell/>
          <table:table-cell office:value-type="float" office:value="0.05">
            <text:p>0,05</text:p>
          </table:table-cell>
          <table:table-cell table:style-name="ce22" table:formula="of:=[.J5]*[.J5]" office:value-type="float" office:value="0.0025">
            <text:p>0,0025</text:p>
          </table:table-cell>
        </table:table-row>
        <table:table-row table:style-name="ro1">
          <table:table-cell/>
          <table:table-cell table:style-name="ce3" office:value-type="string">
            <text:p>modified</text:p>
          </table:table-cell>
          <table:table-cell table:style-name="ce8" office:value-type="float" office:value="144">
            <text:p>144</text:p>
          </table:table-cell>
          <table:table-cell table:style-name="ce14" office:value-type="float" office:value="99">
            <text:p>99</text:p>
          </table:table-cell>
          <table:table-cell table:style-name="ce18" office:value-type="float" office:value="160">
            <text:p>160</text:p>
          </table:table-cell>
          <table:table-cell table:style-name="ce19" office:value-type="float" office:value="60">
            <text:p>60</text:p>
          </table:table-cell>
          <table:table-cell table:style-name="ce18" office:value-type="float" office:value="61">
            <text:p>61</text:p>
          </table:table-cell>
          <table:table-cell table:style-name="ce16" table:formula="of:=SUM([.C6:.G6])" office:value-type="float" office:value="524">
            <text:p>524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3">
          <table:table-cell/>
          <table:table-cell table:style-name="ce4"/>
          <table:table-cell table:style-name="ce9" office:value-type="string">
            <text:p>Accuracy </text:p>
          </table:table-cell>
          <table:table-cell table:style-name="ce23" office:value-type="string">
            <text:p>Detection</text:p>
          </table:table-cell>
          <table:table-cell/>
          <table:table-cell office:value-type="string">
            <text:p>P (rg+nvr)/alle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publish</text:p>
          </table:table-cell>
          <table:table-cell table:style-name="ce10" table:formula="of:=([.C5]+[.D5])/[.H5]" office:value-type="float" office:value="0.547709923664122">
            <text:p>0,55</text:p>
          </table:table-cell>
          <table:table-cell table:style-name="ce16" table:formula="of:=IF(([.D5]+[.G5])=0;1;[.D5]/([.D5]+[.G5]))" office:value-type="float" office:value="0.619289340101523">
            <text:p>0,62</text:p>
          </table:table-cell>
          <table:table-cell/>
          <table:table-cell table:formula="of:=([.C5]+[.D5])/[.H5]" office:value-type="float" office:value="0.547709923664122">
            <text:p>0,55</text:p>
          </table:table-cell>
          <table:table-cell table:formula="of:=([.$K$3]*[.F10]*(1-[.F10])/[.$K$5])+1" office:value-type="float" office:value="381.662243459006">
            <text:p>381,66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>
            <text:p>modified</text:p>
          </table:table-cell>
          <table:table-cell table:style-name="ce11" table:formula="of:=([.C6]+[.D6])/[.H6]" office:value-type="float" office:value="0.463740458015267">
            <text:p>0,46</text:p>
          </table:table-cell>
          <table:table-cell table:style-name="ce17" table:formula="of:=IF(([.D6]+[.G6])=0;1;[.D6]/([.D6]+[.G6]))" office:value-type="float" office:value="0.61875">
            <text:p>0,62</text:p>
          </table:table-cell>
          <table:table-cell/>
          <table:table-cell table:formula="of:=([.C6]+[.D6])/[.H6]" office:value-type="float" office:value="0.463740458015267">
            <text:p>0,46</text:p>
          </table:table-cell>
          <table:table-cell table:formula="of:=([.$K$3]*[.F11]*(1-[.F11])/[.$K$5])+1" office:value-type="float" office:value="383.139695821922">
            <text:p>383,14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>
            <draw:frame table:end-cell-address="Content.E33" table:end-x="3.074cm" table:end-y="0.392cm" draw:z-index="0" draw:style-name="gr1" svg:width="11.282cm" svg:height="8.792cm" svg:x="0.242cm" svg:y="0.181cm">
              <draw:object draw:notify-on-update-of-ranges="Content.B5:Content.B6 Content.C4:Content.C4 Content.C5:Content.C6 Content.D4:Content.D4 Content.D5:Content.D6 Content.E4:Content.E4 Content.E5:Content.E6 Content.F4:Content.F4 Content.F5:Content.F6 Content.G4:Content.G4 Content.G5:Content.G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5"/>
          <table:table-cell>
            <draw:frame table:end-cell-address="Content.J31" table:end-x="1.076cm" table:end-y="0.126cm" draw:z-index="1" draw:style-name="gr1" svg:width="8.969cm" svg:height="6.999cm" svg:x="2.109cm" svg:y="0.353cm">
              <draw:object draw:notify-on-update-of-ranges="Content.B10:Content.B11 Content.C9:Content.C9 Content.C10:Content.C11 Content.D9:Content.D9 Content.D10:Content.D11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5"/>
        </table:table-row>
      </table:table>
      <table:table table:name="Kombin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1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"/>
          <table:table-cell table:number-columns-repeated="3"/>
        </table:table-row>
        <table:table-row table:style-name="ro2">
          <table:table-cell/>
          <table:table-cell table:style-name="ce2"/>
          <table:table-cell table:style-name="ce7" office:value-type="string">
            <text:p>Right Found</text:p>
          </table:table-cell>
          <table:table-cell table:style-name="ce13" office:value-type="string">
            <text:p>Right Not Found</text:p>
          </table:table-cell>
          <table:table-cell table:style-name="ce7" office:value-type="string">
            <text:p>Wrong Found</text:p>
          </table:table-cell>
          <table:table-cell table:style-name="ce13" office:value-type="string">
            <text:p>Wrong Not Found</text:p>
          </table:table-cell>
          <table:table-cell table:style-name="ce7" office:value-type="string">
            <text:p>False Found</text:p>
          </table:table-cell>
          <table:table-cell table:style-name="ce16" office:value-type="string">
            <text:p>Summe</text:p>
          </table:table-cell>
          <table:table-cell/>
          <table:table-cell office:value-type="string">
            <text:p>z</text:p>
          </table:table-cell>
          <table:table-cell office:value-type="string">
            <text:p>z²</text:p>
          </table:table-cell>
        </table:table-row>
        <table:table-row table:style-name="ro1">
          <table:table-cell/>
          <table:table-cell table:style-name="ce2"/>
          <table:table-cell table:style-name="ce7" office:value-type="string">
            <text:p>RG</text:p>
          </table:table-cell>
          <table:table-cell office:value-type="string">
            <text:p>NRV</text:p>
          </table:table-cell>
          <table:table-cell office:value-type="string">
            <text:p>FG</text:p>
          </table:table-cell>
          <table:table-cell office:value-type="string">
            <text:p>VF</text:p>
          </table:table-cell>
          <table:table-cell office:value-type="string">
            <text:p>NVF</text:p>
          </table:table-cell>
          <table:table-cell table:style-name="ce16"/>
          <table:table-cell/>
          <table:table-cell table:style-name="ce21" office:value-type="float" office:value="1.96">
            <text:p>1,96</text:p>
          </table:table-cell>
          <table:table-cell table:formula="of:=[.J3]*[.J3]" office:value-type="float" office:value="3.8416">
            <text:p>3,84</text:p>
          </table:table-cell>
        </table:table-row>
        <table:table-row table:style-name="ro2">
          <table:table-cell/>
          <table:table-cell table:style-name="ce2"/>
          <table:table-cell table:style-name="ce7" office:value-type="string">
            <text:p>Richtig Gefunden</text:p>
          </table:table-cell>
          <table:table-cell table:style-name="ce13" office:value-type="string">
            <text:p>Nicht Vorhande Richtig</text:p>
          </table:table-cell>
          <table:table-cell table:style-name="ce7" office:value-type="string">
            <text:p>Falsch Gefunden</text:p>
          </table:table-cell>
          <table:table-cell table:style-name="ce13" office:value-type="string">
            <text:p>Vorhanden Falsch</text:p>
          </table:table-cell>
          <table:table-cell table:style-name="ce7" office:value-type="string">
            <text:p>Nicht Vorhanden Falsch</text:p>
          </table:table-cell>
          <table:table-cell table:style-name="ce20"/>
          <table:table-cell/>
          <table:table-cell office:value-type="string">
            <text:p>CI</text:p>
          </table:table-cell>
          <table:table-cell office:value-type="string">
            <text:p>CI²</text:p>
          </table:table-cell>
        </table:table-row>
        <table:table-row table:style-name="ro2">
          <table:table-cell/>
          <table:table-cell table:style-name="ce3" office:value-type="string">
            <text:p>publish</text:p>
          </table:table-cell>
          <table:table-cell table:style-name="ce8" office:value-type="float" office:value="223">
            <text:p>223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104">
            <text:p>104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197">
            <text:p>197</text:p>
          </table:table-cell>
          <table:table-cell table:style-name="ce16" table:formula="of:=SUM([.C5:.G5])" office:value-type="float" office:value="524">
            <text:p>524</text:p>
          </table:table-cell>
          <table:table-cell/>
          <table:table-cell office:value-type="float" office:value="0.05">
            <text:p>0,05</text:p>
          </table:table-cell>
          <table:table-cell table:style-name="ce22" table:formula="of:=[.J5]*[.J5]" office:value-type="float" office:value="0.0025">
            <text:p>0,0025</text:p>
          </table:table-cell>
        </table:table-row>
        <table:table-row table:style-name="ro2">
          <table:table-cell/>
          <table:table-cell table:style-name="ce3" office:value-type="string">
            <text:p>modified</text:p>
          </table:table-cell>
          <table:table-cell table:style-name="ce8" office:value-type="float" office:value="214">
            <text:p>214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150">
            <text:p>150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160">
            <text:p>160</text:p>
          </table:table-cell>
          <table:table-cell table:style-name="ce16" table:formula="of:=SUM([.C6:.G6])" office:value-type="float" office:value="524">
            <text:p>524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3">
          <table:table-cell/>
          <table:table-cell table:style-name="ce4"/>
          <table:table-cell table:style-name="ce9" office:value-type="string">
            <text:p>Accuracy </text:p>
          </table:table-cell>
          <table:table-cell table:style-name="ce23" office:value-type="string">
            <text:p>Detection</text:p>
          </table:table-cell>
          <table:table-cell/>
          <table:table-cell office:value-type="string">
            <text:p>P (rg+nvr)/alle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publish</text:p>
          </table:table-cell>
          <table:table-cell table:style-name="ce10" table:formula="of:=([.C5]+[.D5])/[.H5]" office:value-type="float" office:value="0.425572519083969">
            <text:p>0,43</text:p>
          </table:table-cell>
          <table:table-cell table:style-name="ce16" table:formula="of:=IF(([.D5]+[.G5])=0;1;[.D5]/([.D5]+[.G5]))" office:value-type="float" office:value="0">
            <text:p>0</text:p>
          </table:table-cell>
          <table:table-cell/>
          <table:table-cell table:formula="of:=([.C5]+[.D5])/[.H5]" office:value-type="float" office:value="0.425572519083969">
            <text:p>0,43</text:p>
          </table:table-cell>
          <table:table-cell table:formula="of:=([.$K$3]*[.F10]*(1-[.F10])/[.$K$5])+1" office:value-type="float" office:value="376.647859681837">
            <text:p>376,65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>
            <text:p>modified</text:p>
          </table:table-cell>
          <table:table-cell table:style-name="ce11" table:formula="of:=([.C6]+[.D6])/[.H6]" office:value-type="float" office:value="0.408396946564886">
            <text:p>0,41</text:p>
          </table:table-cell>
          <table:table-cell table:style-name="ce17" table:formula="of:=IF(([.D6]+[.G6])=0;1;[.D6]/([.D6]+[.G6]))" office:value-type="float" office:value="0">
            <text:p>0</text:p>
          </table:table-cell>
          <table:table-cell/>
          <table:table-cell table:formula="of:=([.C6]+[.D6])/[.H6]" office:value-type="float" office:value="0.408396946564886">
            <text:p>0,41</text:p>
          </table:table-cell>
          <table:table-cell table:formula="of:=([.$K$3]*[.F11]*(1-[.F11])/[.$K$5])+1" office:value-type="float" office:value="372.265870287279">
            <text:p>372,27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>
            <draw:frame table:end-cell-address="Kombination.F34" table:end-x="1.009cm" table:end-y="0.331cm" draw:z-index="0" draw:style-name="gr1" svg:width="12.328cm" svg:height="9.194cm" svg:x="0.228cm" svg:y="0.169cm">
              <draw:object draw:notify-on-update-of-ranges="Kombination.B5:Kombination.B6 Kombination.C4:Kombination.C4 Kombination.C5:Kombination.C6 Kombination.D4:Kombination.D4 Kombination.D5:Kombination.D6 Kombination.E4:Kombination.E4 Kombination.E5:Kombination.E6 Kombination.F4:Kombination.F4 Kombination.F5:Kombination.F6 Kombination.G4:Kombination.G4 Kombination.G5:Kombination.G6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5"/>
          <table:table-cell>
            <draw:frame table:end-cell-address="Kombination.J31" table:end-x="1.076cm" table:end-y="0.126cm" draw:z-index="1" draw:style-name="gr1" svg:width="8.969cm" svg:height="6.999cm" svg:x="2.109cm" svg:y="0.353cm">
              <draw:object draw:notify-on-update-of-ranges="Kombination.B10:Kombination.B11 Kombination.C9:Kombination.C9 Kombination.C10:Kombination.C11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>
            <draw:frame table:end-cell-address="Kombination.O33" table:end-x="0.97cm" table:end-y="0.278cm" draw:z-index="2" draw:style-name="gr1" svg:width="8.999cm" svg:height="7.007cm" svg:x="1.004cm" svg:y="0.046cm">
              <draw:object draw:notify-on-update-of-ranges="Kombination.B5:Kombination.B6 Kombination.C4:Kombination.C4 Kombination.C5:Kombination.C6 Kombination.E4:Kombination.E4 Kombination.E5:Kombination.E6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0">30.01.2011</text:date>, <text:time>23:26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7T11:03:10.25</meta:creation-date>
    <dc:date>2011-01-30T23:26:07.22</dc:date>
    <meta:editing-duration>PT32H07M48S</meta:editing-duration>
    <meta:editing-cycles>7</meta:editing-cycles>
    <meta:generator>OpenOffice.org/3.2$Win32 OpenOffice.org_project/320m18$Build-9502</meta:generator>
    <meta:document-statistic meta:table-count="6" meta:cell-count="314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svg:stroke-color="#008080" draw:fill-color="#00ae00"/>
      <style:text-properties fo:font-size="6pt" style:font-size-asian="6pt" style:font-size-complex="6pt"/>
    </style:style>
    <style:style style:name="ch8" style:family="chart" style:data-style-name="N0">
      <style:graphic-properties draw:fill-color="#c5000b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76cm" svg:height="6.96cm" xlink:href=".." chart:class="chart:bar" chart:style-name="ch1">
        <chart:legend chart:legend-position="top" svg:x="2.975cm" svg:y="0.139cm" chart:style-name="ch2"/>
        <chart:plot-area chart:style-name="ch3" table:cell-range-address="URL.B5:URL.C6 URL.B4:URL.C4 URL.E4:URL.E6" chart:data-source-has-labels="both" svg:x="0.193cm" svg:y="1.263cm" svg:width="9.097cm" svg:height="5.558cm">
          <chart:axis chart:dimension="x" chart:name="primary-x" chart:style-name="ch4">
            <chart:categories table:cell-range-address="URL.B5:URL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RL.C5:URL.C6" chart:label-cell-address="URL.C4:URL.C4" chart:class="chart:bar">
            <chart:data-point chart:repeated="2"/>
          </chart:series>
          <chart:series chart:style-name="ch8" chart:values-cell-range-address="URL.E5:URL.E6" chart:label-cell-address="URL.E4:URL.E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URL.C4:URL.C4">Richtig Gefunden</text:p>
              </table:table-cell>
              <table:table-cell office:value-type="string">
                <text:p text:id="URL.E4:URL.E4">Falsch Gefunden</text:p>
              </table:table-cell>
            </table:table-row>
          </table:table-header-rows>
          <table:table-rows>
            <table:table-row>
              <table:table-cell office:value-type="string">
                <text:p text:id="URL.B5:URL.B6">publish</text:p>
              </table:table-cell>
              <table:table-cell office:value-type="float" office:value="113">
                <text:p text:id="URL.C5:URL.C6">113</text:p>
              </table:table-cell>
              <table:table-cell office:value-type="float" office:value="7">
                <text:p text:id="URL.E5:URL.E6">7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70">
                <text:p>70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7cm" svg:height="7cm" xlink:href=".." chart:class="chart:bar" chart:style-name="ch1">
        <chart:legend chart:legend-position="end" svg:x="6.792cm" svg:y="2.979cm" chart:style-name="ch2"/>
        <chart:plot-area chart:style-name="ch3" table:cell-range-address="Content.B9:Content.D11" chart:data-source-has-labels="both" svg:x="0.179cm" svg:y="0.14cm" svg:width="6.435cm" svg:height="6.58cm">
          <chart:axis chart:dimension="x" chart:name="primary-x" chart:style-name="ch4">
            <chart:categories table:cell-range-address="Content.B10:Content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tent.C10:Content.C11" chart:label-cell-address="Content.C9:Content.C9" chart:class="chart:bar">
            <chart:data-point chart:repeated="2"/>
          </chart:series>
          <chart:series chart:style-name="ch8" chart:values-cell-range-address="Content.D10:Content.D11" chart:label-cell-address="Content.D9:Content.D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ntent.C9:Content.C9">Accuracy </text:p>
              </table:table-cell>
              <table:table-cell office:value-type="string">
                <text:p text:id="Content.D9:Content.D9">Detection</text:p>
              </table:table-cell>
            </table:table-row>
          </table:table-header-rows>
          <table:table-rows>
            <table:table-row>
              <table:table-cell office:value-type="string">
                <text:p text:id="Content.B10:Content.B11">publish</text:p>
              </table:table-cell>
              <table:table-cell office:value-type="float" office:value="0.547709923664122">
                <text:p text:id="Content.C10:Content.C11">0.547709923664122</text:p>
              </table:table-cell>
              <table:table-cell office:value-type="float" office:value="0.619289340101523">
                <text:p text:id="Content.D10:Content.D11">0.619289340101523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463740458015267">
                <text:p>0.463740458015267</text:p>
              </table:table-cell>
              <table:table-cell office:value-type="float" office:value="0.61875">
                <text:p>0.618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svg:stroke-color="#008080" draw:fill-color="#00ae00"/>
      <style:text-properties fo:font-size="6pt" style:font-size-asian="6pt" style:font-size-complex="6pt"/>
    </style:style>
    <style:style style:name="ch8" style:family="chart" style:data-style-name="N0">
      <style:graphic-properties draw:fill-color="#33cc66"/>
      <style:text-properties fo:font-size="6pt" style:font-size-asian="6pt" style:font-size-complex="6pt"/>
    </style:style>
    <style:style style:name="ch9" style:family="chart" style:data-style-name="N0">
      <style:graphic-properties draw:fill-color="#c5000b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329cm" svg:height="9.195cm" xlink:href=".." chart:class="chart:bar" chart:style-name="ch1">
        <chart:legend chart:legend-position="top" svg:x="1.955cm" svg:y="0.183cm" chart:style-name="ch2"/>
        <chart:plot-area chart:style-name="ch3" table:cell-range-address="Kombination.B4:Kombination.G6" chart:data-source-has-labels="both" svg:x="0.246cm" svg:y="2.148cm" svg:width="11.591cm" svg:height="6.864cm">
          <chart:axis chart:dimension="x" chart:name="primary-x" chart:style-name="ch4">
            <chart:categories table:cell-range-address="Kombination.B5:Kombination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ombination.C5:Kombination.C6" chart:label-cell-address="Kombination.C4:Kombination.C4" chart:class="chart:bar">
            <chart:data-point chart:repeated="2"/>
          </chart:series>
          <chart:series chart:style-name="ch8" chart:values-cell-range-address="Kombination.D5:Kombination.D6" chart:label-cell-address="Kombination.D4:Kombination.D4" chart:class="chart:bar">
            <chart:data-point chart:repeated="2"/>
          </chart:series>
          <chart:series chart:style-name="ch9" chart:values-cell-range-address="Kombination.E5:Kombination.E6" chart:label-cell-address="Kombination.E4:Kombination.E4" chart:class="chart:bar">
            <chart:data-point chart:repeated="2"/>
          </chart:series>
          <chart:series chart:style-name="ch10" chart:values-cell-range-address="Kombination.F5:Kombination.F6" chart:label-cell-address="Kombination.F4:Kombination.F4" chart:class="chart:bar">
            <chart:data-point chart:repeated="2"/>
          </chart:series>
          <chart:series chart:style-name="ch11" chart:values-cell-range-address="Kombination.G5:Kombination.G6" chart:label-cell-address="Kombination.G4:Kombination.G4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Kombination.C4:Kombination.C4">Richtig Gefunden</text:p>
              </table:table-cell>
              <table:table-cell office:value-type="string">
                <text:p text:id="Kombination.D4:Kombination.D4">Nicht Vorhande Richtig</text:p>
              </table:table-cell>
              <table:table-cell office:value-type="string">
                <text:p text:id="Kombination.E4:Kombination.E4">Falsch Gefunden</text:p>
              </table:table-cell>
              <table:table-cell office:value-type="string">
                <text:p text:id="Kombination.F4:Kombination.F4">Vorhanden Falsch</text:p>
              </table:table-cell>
              <table:table-cell office:value-type="string">
                <text:p text:id="Kombination.G4:Kombination.G4">Nicht Vorhanden Falsch</text:p>
              </table:table-cell>
            </table:table-row>
          </table:table-header-rows>
          <table:table-rows>
            <table:table-row>
              <table:table-cell office:value-type="string">
                <text:p text:id="Kombination.B5:Kombination.B6">publish</text:p>
              </table:table-cell>
              <table:table-cell office:value-type="float" office:value="223">
                <text:p text:id="Kombination.C5:Kombination.C6">223</text:p>
              </table:table-cell>
              <table:table-cell office:value-type="float" office:value="0">
                <text:p text:id="Kombination.D5:Kombination.D6">0</text:p>
              </table:table-cell>
              <table:table-cell office:value-type="float" office:value="104">
                <text:p text:id="Kombination.E5:Kombination.E6">104</text:p>
              </table:table-cell>
              <table:table-cell office:value-type="float" office:value="0">
                <text:p text:id="Kombination.F5:Kombination.F6">0</text:p>
              </table:table-cell>
              <table:table-cell office:value-type="float" office:value="197">
                <text:p text:id="Kombination.G5:Kombination.G6">197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7cm" svg:height="7cm" xlink:href=".." chart:class="chart:bar" chart:style-name="ch1">
        <chart:legend chart:legend-position="end" svg:x="6.792cm" svg:y="3.192cm" chart:style-name="ch2"/>
        <chart:plot-area chart:style-name="ch3" table:cell-range-address="Kombination.B9:Kombination.C11" chart:data-source-has-labels="both" svg:x="0.179cm" svg:y="0.14cm" svg:width="6.435cm" svg:height="6.58cm">
          <chart:axis chart:dimension="x" chart:name="primary-x" chart:style-name="ch4">
            <chart:categories table:cell-range-address="Kombination.B10:Kombination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ombination.C10:Kombination.C11" chart:label-cell-address="Kombination.C9:Kombination.C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Kombination.C9:Kombination.C9">Accuracy </text:p>
              </table:table-cell>
            </table:table-row>
          </table:table-header-rows>
          <table:table-rows>
            <table:table-row>
              <table:table-cell office:value-type="string">
                <text:p text:id="Kombination.B10:Kombination.B11">publish</text:p>
              </table:table-cell>
              <table:table-cell office:value-type="float" office:value="0.425572519083969">
                <text:p text:id="Kombination.C10:Kombination.C11">0.425572519083969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408396946564886">
                <text:p>0.40839694656488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ae00"/>
      <style:text-properties fo:font-size="6pt" style:font-size-asian="6pt" style:font-size-complex="6pt"/>
    </style:style>
    <style:style style:name="ch8" style:family="chart" style:data-style-name="N0">
      <style:graphic-properties draw:fill-color="#c5000b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legend chart:legend-position="top" svg:x="2.137cm" svg:y="0.14cm" chart:style-name="ch2"/>
        <chart:plot-area chart:style-name="ch3" table:cell-range-address="Kombination.B5:Kombination.C6 Kombination.B4:Kombination.C4 Kombination.E4:Kombination.E6" chart:data-source-has-labels="both" svg:x="0.16cm" svg:y="1.265cm" svg:width="7.52cm" svg:height="5.595cm">
          <chart:axis chart:dimension="x" chart:name="primary-x" chart:style-name="ch4">
            <chart:categories table:cell-range-address="Kombination.B5:Kombination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ombination.C5:Kombination.C6" chart:label-cell-address="Kombination.C4:Kombination.C4" chart:class="chart:bar">
            <chart:data-point chart:repeated="2"/>
          </chart:series>
          <chart:series chart:style-name="ch8" chart:values-cell-range-address="Kombination.E5:Kombination.E6" chart:label-cell-address="Kombination.E4:Kombination.E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Kombination.C4:Kombination.C4">Richtig Gefunden</text:p>
              </table:table-cell>
              <table:table-cell office:value-type="string">
                <text:p text:id="Kombination.E4:Kombination.E4">Falsch Gefunden</text:p>
              </table:table-cell>
            </table:table-row>
          </table:table-header-rows>
          <table:table-rows>
            <table:table-row>
              <table:table-cell office:value-type="string">
                <text:p text:id="Kombination.B5:Kombination.B6">publish</text:p>
              </table:table-cell>
              <table:table-cell office:value-type="float" office:value="223">
                <text:p text:id="Kombination.C5:Kombination.C6">223</text:p>
              </table:table-cell>
              <table:table-cell office:value-type="float" office:value="104">
                <text:p text:id="Kombination.E5:Kombination.E6">104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214">
                <text:p>214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7cm" svg:height="7cm" xlink:href=".." chart:class="chart:bar" chart:style-name="ch1">
        <chart:legend chart:legend-position="end" svg:x="6.792cm" svg:y="3.192cm" chart:style-name="ch2"/>
        <chart:plot-area chart:style-name="ch3" table:cell-range-address="URL.B9:URL.C11" chart:data-source-has-labels="both" svg:x="0.179cm" svg:y="0.14cm" svg:width="6.435cm" svg:height="6.58cm">
          <chart:axis chart:dimension="x" chart:name="primary-x" chart:style-name="ch4">
            <chart:categories table:cell-range-address="URL.B10:URL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RL.C10:URL.C11" chart:label-cell-address="URL.C9:URL.C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URL.C9:URL.C9">Exactness</text:p>
              </table:table-cell>
            </table:table-row>
          </table:table-header-rows>
          <table:table-rows>
            <table:table-row>
              <table:table-cell office:value-type="string">
                <text:p text:id="URL.B10:URL.B11">publish</text:p>
              </table:table-cell>
              <table:table-cell office:value-type="float" office:value="0.941666666666667">
                <text:p text:id="URL.C10:URL.C11">0.941666666666667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619469026548672">
                <text:p>0.6194690265486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svg:stroke-color="#008080" draw:fill-color="#00ae00"/>
      <style:text-properties fo:font-size="6pt" style:font-size-asian="6pt" style:font-size-complex="6pt"/>
    </style:style>
    <style:style style:name="ch8" style:family="chart" style:data-style-name="N0">
      <style:graphic-properties draw:fill-color="#c5000b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8cm" svg:height="6.968cm" xlink:href=".." chart:class="chart:bar" chart:style-name="ch1">
        <chart:legend chart:legend-position="top" svg:x="3.863cm" svg:y="0.139cm" chart:style-name="ch2"/>
        <chart:plot-area chart:style-name="ch3" table:cell-range-address="HTTP.B5:HTTP.C6 HTTP.B4:HTTP.C4 HTTP.E4:HTTP.E6" chart:data-source-has-labels="both" svg:x="0.193cm" svg:y="0.893cm" svg:width="9.101cm" svg:height="5.936cm">
          <chart:axis chart:dimension="x" chart:name="primary-x" chart:style-name="ch4">
            <chart:categories table:cell-range-address="HTTP.B5:HTTP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TTP.C5:HTTP.C6" chart:label-cell-address="HTTP.C4:HTTP.C4" chart:class="chart:bar">
            <chart:data-point chart:repeated="2"/>
          </chart:series>
          <chart:series chart:style-name="ch8" chart:values-cell-range-address="HTTP.E5:HTTP.E6" chart:label-cell-address="HTTP.E4:HTTP.E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TTP.C4:HTTP.C4">RG</text:p>
              </table:table-cell>
              <table:table-cell office:value-type="string">
                <text:p text:id="HTTP.E4:HTTP.E4">FG</text:p>
              </table:table-cell>
            </table:table-row>
          </table:table-header-rows>
          <table:table-rows>
            <table:table-row>
              <table:table-cell office:value-type="string">
                <text:p text:id="HTTP.B5:HTTP.B6">publish</text:p>
              </table:table-cell>
              <table:table-cell office:value-type="float" office:value="11">
                <text:p text:id="HTTP.C5:HTTP.C6">11</text:p>
              </table:table-cell>
              <table:table-cell office:value-type="float" office:value="193">
                <text:p text:id="HTTP.E5:HTTP.E6">193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36">
                <text:p>36</text:p>
              </table:table-cell>
              <table:table-cell office:value-type="float" office:value="184">
                <text:p>1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7cm" svg:height="7cm" xlink:href=".." chart:class="chart:bar" chart:style-name="ch1">
        <chart:legend chart:legend-position="end" svg:x="6.792cm" svg:y="3.192cm" chart:style-name="ch2"/>
        <chart:plot-area chart:style-name="ch3" table:cell-range-address="HTTP.B9:HTTP.C11" chart:data-source-has-labels="both" svg:x="0.179cm" svg:y="0.14cm" svg:width="6.435cm" svg:height="6.58cm">
          <chart:axis chart:dimension="x" chart:name="primary-x" chart:style-name="ch4">
            <chart:categories table:cell-range-address="HTTP.B10:HTTP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TTP.C10:HTTP.C11" chart:label-cell-address="HTTP.C9:HTTP.C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TTP.C9:HTTP.C9">Exactness</text:p>
              </table:table-cell>
            </table:table-row>
          </table:table-header-rows>
          <table:table-rows>
            <table:table-row>
              <table:table-cell office:value-type="string">
                <text:p text:id="HTTP.B10:HTTP.B11">publish</text:p>
              </table:table-cell>
              <table:table-cell office:value-type="float" office:value="0.0486725663716814">
                <text:p text:id="HTTP.C10:HTTP.C11">0.0486725663716814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157894736842105">
                <text:p>0.1578947368421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svg:stroke-color="#008080" draw:fill-color="#00ae00"/>
      <style:text-properties fo:font-size="6pt" style:font-size-asian="6pt" style:font-size-complex="6pt"/>
    </style:style>
    <style:style style:name="ch8" style:family="chart" style:data-style-name="N0">
      <style:graphic-properties draw:fill-color="#c5000b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76cm" svg:height="6.96cm" xlink:href=".." chart:class="chart:bar" chart:style-name="ch1">
        <chart:legend chart:legend-position="top" svg:x="2.975cm" svg:y="0.139cm" chart:style-name="ch2"/>
        <chart:plot-area chart:style-name="ch3" table:cell-range-address="Head.B5:Head.C6 Head.B4:Head.C4 Head.E4:Head.E6" chart:data-source-has-labels="both" svg:x="0.193cm" svg:y="1.263cm" svg:width="9.097cm" svg:height="5.558cm">
          <chart:axis chart:dimension="x" chart:name="primary-x" chart:style-name="ch4">
            <chart:categories table:cell-range-address="Head.B5:Head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ead.C5:Head.C6" chart:label-cell-address="Head.C4:Head.C4" chart:class="chart:bar">
            <chart:data-point chart:repeated="2"/>
          </chart:series>
          <chart:series chart:style-name="ch8" chart:values-cell-range-address="Head.E5:Head.E6" chart:label-cell-address="Head.E4:Head.E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ead.C4:Head.C4">Richtig Gefunden</text:p>
              </table:table-cell>
              <table:table-cell office:value-type="string">
                <text:p text:id="Head.E4:Head.E4">Falsch Gefunden</text:p>
              </table:table-cell>
            </table:table-row>
          </table:table-header-rows>
          <table:table-rows>
            <table:table-row>
              <table:table-cell office:value-type="string">
                <text:p text:id="Head.B5:Head.B6">publish</text:p>
              </table:table-cell>
              <table:table-cell office:value-type="float" office:value="194">
                <text:p text:id="Head.C5:Head.C6">194</text:p>
              </table:table-cell>
              <table:table-cell office:value-type="float" office:value="59">
                <text:p text:id="Head.E5:Head.E6">59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166">
                <text:p>166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7cm" svg:height="7cm" xlink:href=".." chart:class="chart:bar" chart:style-name="ch1">
        <chart:legend chart:legend-position="end" svg:x="6.792cm" svg:y="3.192cm" chart:style-name="ch2"/>
        <chart:plot-area chart:style-name="ch3" table:cell-range-address="Head.B9:Head.C11" chart:data-source-has-labels="both" svg:x="0.179cm" svg:y="0.14cm" svg:width="6.435cm" svg:height="6.58cm">
          <chart:axis chart:dimension="x" chart:name="primary-x" chart:style-name="ch4">
            <chart:categories table:cell-range-address="Head.B10:Head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ead.C10:Head.C11" chart:label-cell-address="Head.C9:Head.C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ead.C9:Head.C9">Exactness</text:p>
              </table:table-cell>
            </table:table-row>
          </table:table-header-rows>
          <table:table-rows>
            <table:table-row>
              <table:table-cell office:value-type="string">
                <text:p text:id="Head.B10:Head.B11">publish</text:p>
              </table:table-cell>
              <table:table-cell office:value-type="float" office:value="0.766798418972332">
                <text:p text:id="Head.C10:Head.C11">0.766798418972332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669354838709677">
                <text:p>0.6693548387096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svg:stroke-color="#008080" draw:fill-color="#00ae00"/>
      <style:text-properties fo:font-size="6pt" style:font-size-asian="6pt" style:font-size-complex="6pt"/>
    </style:style>
    <style:style style:name="ch8" style:family="chart" style:data-style-name="N0">
      <style:graphic-properties draw:fill-color="#33cc66"/>
      <style:text-properties fo:font-size="6pt" style:font-size-asian="6pt" style:font-size-complex="6pt"/>
    </style:style>
    <style:style style:name="ch9" style:family="chart" style:data-style-name="N0">
      <style:graphic-properties draw:fill-color="#c5000b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51cm" svg:height="9.149cm" xlink:href=".." chart:class="chart:bar" chart:style-name="ch1">
        <chart:legend chart:legend-position="top" svg:x="1.816cm" svg:y="0.182cm" chart:style-name="ch2"/>
        <chart:plot-area chart:style-name="ch3" table:cell-range-address="Structur.B4:Structur.G6" chart:data-source-has-labels="both" svg:x="0.241cm" svg:y="2.146cm" svg:width="11.328cm" svg:height="6.821cm">
          <chart:axis chart:dimension="x" chart:name="primary-x" chart:style-name="ch4">
            <chart:categories table:cell-range-address="Structur.B5:Structu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ructur.C5:Structur.C6" chart:label-cell-address="Structur.C4:Structur.C4" chart:class="chart:bar">
            <chart:data-point chart:repeated="2"/>
          </chart:series>
          <chart:series chart:style-name="ch8" chart:values-cell-range-address="Structur.D5:Structur.D6" chart:label-cell-address="Structur.D4:Structur.D4" chart:class="chart:bar">
            <chart:data-point chart:repeated="2"/>
          </chart:series>
          <chart:series chart:style-name="ch9" chart:values-cell-range-address="Structur.E5:Structur.E6" chart:label-cell-address="Structur.E4:Structur.E4" chart:class="chart:bar">
            <chart:data-point chart:repeated="2"/>
          </chart:series>
          <chart:series chart:style-name="ch10" chart:values-cell-range-address="Structur.F5:Structur.F6" chart:label-cell-address="Structur.F4:Structur.F4" chart:class="chart:bar">
            <chart:data-point chart:repeated="2"/>
          </chart:series>
          <chart:series chart:style-name="ch11" chart:values-cell-range-address="Structur.G5:Structur.G6" chart:label-cell-address="Structur.G4:Structur.G4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tructur.C4:Structur.C4">Richtig Gefunden</text:p>
              </table:table-cell>
              <table:table-cell office:value-type="string">
                <text:p text:id="Structur.D4:Structur.D4">Nicht Vorhande Richtig</text:p>
              </table:table-cell>
              <table:table-cell office:value-type="string">
                <text:p text:id="Structur.E4:Structur.E4">Falsch Gefunden</text:p>
              </table:table-cell>
              <table:table-cell office:value-type="string">
                <text:p text:id="Structur.F4:Structur.F4">Vorhanden Falsch</text:p>
              </table:table-cell>
              <table:table-cell office:value-type="string">
                <text:p text:id="Structur.G4:Structur.G4">Nicht Vorhanden Falsch</text:p>
              </table:table-cell>
            </table:table-row>
          </table:table-header-rows>
          <table:table-rows>
            <table:table-row>
              <table:table-cell office:value-type="string">
                <text:p text:id="Structur.B5:Structur.B6">publish</text:p>
              </table:table-cell>
              <table:table-cell office:value-type="float" office:value="25">
                <text:p text:id="Structur.C5:Structur.C6">25</text:p>
              </table:table-cell>
              <table:table-cell office:value-type="float" office:value="178">
                <text:p text:id="Structur.D5:Structur.D6">178</text:p>
              </table:table-cell>
              <table:table-cell office:value-type="float" office:value="33">
                <text:p text:id="Structur.E5:Structur.E6">33</text:p>
              </table:table-cell>
              <table:table-cell office:value-type="float" office:value="269">
                <text:p text:id="Structur.F5:Structur.F6">269</text:p>
              </table:table-cell>
              <table:table-cell office:value-type="float" office:value="19">
                <text:p text:id="Structur.G5:Structur.G6">19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13">
                <text:p>13</text:p>
              </table:table-cell>
              <table:table-cell office:value-type="float" office:value="147">
                <text:p>147</text:p>
              </table:table-cell>
              <table:table-cell office:value-type="float" office:value="51">
                <text:p>51</text:p>
              </table:table-cell>
              <table:table-cell office:value-type="float" office:value="300">
                <text:p>30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7cm" svg:height="7cm" xlink:href=".." chart:class="chart:bar" chart:style-name="ch1">
        <chart:legend chart:legend-position="end" svg:x="6.792cm" svg:y="2.979cm" chart:style-name="ch2"/>
        <chart:plot-area chart:style-name="ch3" table:cell-range-address="Structur.B9:Structur.D11" chart:data-source-has-labels="both" svg:x="0.179cm" svg:y="0.14cm" svg:width="6.435cm" svg:height="6.58cm">
          <chart:axis chart:dimension="x" chart:name="primary-x" chart:style-name="ch4">
            <chart:categories table:cell-range-address="Structur.B10:Structur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ructur.C10:Structur.C11" chart:label-cell-address="Structur.C9:Structur.C9" chart:class="chart:bar">
            <chart:data-point chart:repeated="2"/>
          </chart:series>
          <chart:series chart:style-name="ch8" chart:values-cell-range-address="Structur.D10:Structur.D11" chart:label-cell-address="Structur.D9:Structur.D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tructur.C9:Structur.C9">Accuracy </text:p>
              </table:table-cell>
              <table:table-cell office:value-type="string">
                <text:p text:id="Structur.D9:Structur.D9">Detection</text:p>
              </table:table-cell>
            </table:table-row>
          </table:table-header-rows>
          <table:table-rows>
            <table:table-row>
              <table:table-cell office:value-type="string">
                <text:p text:id="Structur.B10:Structur.B11">publish</text:p>
              </table:table-cell>
              <table:table-cell office:value-type="float" office:value="0.387404580152672">
                <text:p text:id="Structur.C10:Structur.C11">0.387404580152672</text:p>
              </table:table-cell>
              <table:table-cell office:value-type="float" office:value="0.903553299492386">
                <text:p text:id="Structur.D10:Structur.D11">0.903553299492386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305343511450382">
                <text:p>0.305343511450382</text:p>
              </table:table-cell>
              <table:table-cell office:value-type="float" office:value="0.91875">
                <text:p>0.918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svg:stroke-color="#008080" draw:fill-color="#00ae00"/>
      <style:text-properties fo:font-size="6pt" style:font-size-asian="6pt" style:font-size-complex="6pt"/>
    </style:style>
    <style:style style:name="ch8" style:family="chart" style:data-style-name="N0">
      <style:graphic-properties draw:fill-color="#33cc66"/>
      <style:text-properties fo:font-size="6pt" style:font-size-asian="6pt" style:font-size-complex="6pt"/>
    </style:style>
    <style:style style:name="ch9" style:family="chart" style:data-style-name="N0">
      <style:graphic-properties draw:fill-color="#c5000b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283cm" svg:height="8.793cm" xlink:href=".." chart:class="chart:bar" chart:style-name="ch1">
        <chart:legend chart:legend-position="top" svg:x="1.512cm" svg:y="0.175cm" chart:style-name="ch2"/>
        <chart:plot-area chart:style-name="ch3" table:cell-range-address="Content.B4:Content.G6" chart:data-source-has-labels="both" svg:x="0.225cm" svg:y="2.132cm" svg:width="10.608cm" svg:height="6.486cm">
          <chart:axis chart:dimension="x" chart:name="primary-x" chart:style-name="ch4">
            <chart:categories table:cell-range-address="Content.B5:Content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tent.C5:Content.C6" chart:label-cell-address="Content.C4:Content.C4" chart:class="chart:bar">
            <chart:data-point chart:repeated="2"/>
          </chart:series>
          <chart:series chart:style-name="ch8" chart:values-cell-range-address="Content.D5:Content.D6" chart:label-cell-address="Content.D4:Content.D4" chart:class="chart:bar">
            <chart:data-point chart:repeated="2"/>
          </chart:series>
          <chart:series chart:style-name="ch9" chart:values-cell-range-address="Content.E5:Content.E6" chart:label-cell-address="Content.E4:Content.E4" chart:class="chart:bar">
            <chart:data-point chart:repeated="2"/>
          </chart:series>
          <chart:series chart:style-name="ch10" chart:values-cell-range-address="Content.F5:Content.F6" chart:label-cell-address="Content.F4:Content.F4" chart:class="chart:bar">
            <chart:data-point chart:repeated="2"/>
          </chart:series>
          <chart:series chart:style-name="ch11" chart:values-cell-range-address="Content.G5:Content.G6" chart:label-cell-address="Content.G4:Content.G4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ntent.C4:Content.C4">Richtig Gefunden</text:p>
              </table:table-cell>
              <table:table-cell office:value-type="string">
                <text:p text:id="Content.D4:Content.D4">Nicht Vorhande Richtig</text:p>
              </table:table-cell>
              <table:table-cell office:value-type="string">
                <text:p text:id="Content.E4:Content.E4">Falsch Gefunden</text:p>
              </table:table-cell>
              <table:table-cell office:value-type="string">
                <text:p text:id="Content.F4:Content.F4">Vorhanden Falsch</text:p>
              </table:table-cell>
              <table:table-cell office:value-type="string">
                <text:p text:id="Content.G4:Content.G4">Nicht Vorhanden Falsch</text:p>
              </table:table-cell>
            </table:table-row>
          </table:table-header-rows>
          <table:table-rows>
            <table:table-row>
              <table:table-cell office:value-type="string">
                <text:p text:id="Content.B5:Content.B6">publish</text:p>
              </table:table-cell>
              <table:table-cell office:value-type="float" office:value="165">
                <text:p text:id="Content.C5:Content.C6">165</text:p>
              </table:table-cell>
              <table:table-cell office:value-type="float" office:value="122">
                <text:p text:id="Content.D5:Content.D6">122</text:p>
              </table:table-cell>
              <table:table-cell office:value-type="float" office:value="125">
                <text:p text:id="Content.E5:Content.E6">125</text:p>
              </table:table-cell>
              <table:table-cell office:value-type="float" office:value="37">
                <text:p text:id="Content.F5:Content.F6">37</text:p>
              </table:table-cell>
              <table:table-cell office:value-type="float" office:value="75">
                <text:p text:id="Content.G5:Content.G6">75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144">
                <text:p>144</text:p>
              </table:table-cell>
              <table:table-cell office:value-type="float" office:value="99">
                <text:p>99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